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stroke="none" svg:stroke-color="#3465a4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4.5cm" fo:min-width="5.75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0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4.5cm" fo:min-width="6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6.9cm" fo:min-width="5.9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4.373cm" fo:min-width="6.1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4cm" fo:min-width="0cm"/>
      <style:paragraph-properties style:writing-mode="lr-tb"/>
    </style:style>
    <style:style style:name="gr1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7cm" fo:min-width="6.25cm" fo:padding-top="0.175cm" fo:padding-bottom="0.175cm" fo:padding-left="0.3cm" fo:padding-right="0.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5cm" svg:height="4.517cm" svg:x="3cm" svg:y="3cm">
          <draw:text-box>
            <text:p><text:s text:c="10"/>Admin</text:p>
            <text:p>----------------------------</text:p>
            <text:p>Id <text:s text:c="21"/>int</text:p>
            <text:p>Username <text:s text:c="3"/>string</text:p>
            <text:p>Password <text:s text:c="4"/>string</text:p>
            <text:p>Roles <text:s text:c="12"/>json <text:s text:c="4"/></text:p>
          </draw:text-box>
        </draw:frame>
        <draw:custom-shape draw:style-name="gr2" draw:text-style-name="P2" draw:layer="layout" svg:width="6.25cm" svg:height="4.75cm" svg:x="3cm" svg:y="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7.25cm" svg:height="5.228cm" svg:x="20.75cm" svg:y="3cm">
          <draw:text-box>
            <text:p><text:s text:c="11"/>Image</text:p>
            <text:p>-------------------------------</text:p>
            <text:p>Id <text:s text:c="28"/>int</text:p>
            <text:p>ImageName <text:s text:c="6"/>string</text:p>
            <text:p>ImageSize <text:s text:c="12"/>int</text:p>
            <text:p>UpdateAt <text:s text:c="4"/>dateTime <text:s/></text:p>
            <text:p/>
          </draw:text-box>
        </draw:frame>
        <draw:custom-shape draw:style-name="gr4" draw:text-style-name="P2" draw:layer="layout" svg:width="7cm" svg:height="4.75cm" svg:x="20.75cm" svg:y="3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6.75cm" svg:height="7.361cm" svg:x="3cm" svg:y="10.038cm">
          <draw:text-box>
            <text:p><text:s text:c="7"/>Information</text:p>
            <text:p>-----------------------------</text:p>
            <text:p>Id <text:s text:c="21"/>int</text:p>
            <text:p>Name <text:s text:c="13"/>string</text:p>
            <text:p>Adress <text:s text:c="11"/>string</text:p>
            <text:p>PostalCode <text:s text:c="6"/>int</text:p>
            <text:p>PhoneNumber string</text:p>
            <text:p>Siret <text:s text:c="15"/>string</text:p>
            <text:p/>
            <text:p/>
          </draw:text-box>
        </draw:frame>
        <draw:custom-shape draw:style-name="gr6" draw:text-style-name="P2" draw:layer="layout" svg:width="6.5cm" svg:height="7.25cm" svg:x="3cm" svg:y="1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cm" svg:height="5.939cm" svg:x="12cm" svg:y="3cm">
          <draw:text-box>
            <text:p><text:s text:c="5"/>OpeningHours</text:p>
            <text:p>------------------------------</text:p>
            <text:p>Id <text:s text:c="23"/>int</text:p>
            <text:p>Day <text:s text:c="17"/>string</text:p>
            <text:p text:style-name="P3"><text:span text:style-name="T1">Open <text:s text:c="14"/></text:span>string</text:p>
            <text:p text:style-name="P3"><text:span text:style-name="T1">Close <text:s text:c="14"/></text:span>string</text:p>
            <text:p text:style-name="P3"/>
            <text:p/>
          </draw:text-box>
        </draw:frame>
        <draw:custom-shape draw:style-name="gr8" draw:text-style-name="P2" draw:layer="layout" svg:width="6.75cm" svg:height="4.723cm" svg:x="12.025cm" svg:y="3.027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6.75cm" svg:height="9.744cm" svg:x="12cm" svg:y="9.25cm">
          <draw:text-box>
            <text:p/>
            <text:p><text:s text:c="10"/>Service</text:p>
            <text:p>-----------------------------</text:p>
            <text:p>Id <text:s text:c="23"/>int</text:p>
            <text:p text:style-name="P3"><text:span text:style-name="T1">Title <text:s text:c="18"/></text:span>string</text:p>
            <text:p text:style-name="P3"><text:span text:style-name="T1">Text <text:s text:c="18"/></text:span>string</text:p>
            <text:p text:style-name="P3"><text:span text:style-name="T1">Price <text:s text:c="16"/></text:span>string</text:p>
            <text:p text:style-name="P3"><text:span text:style-name="T1">Type <text:s text:c="16"/></text:span>string</text:p>
            <text:p text:style-name="P3">ImageName <text:s text:c="5"/>string</text:p>
            <text:p text:style-name="P3">ImageSize <text:s text:c="12"/>int</text:p>
            <text:p text:style-name="P3">UpdateAt <text:s text:c="4"/>dateTime</text:p>
            <text:p text:style-name="P3"/>
            <text:p/>
          </draw:text-box>
        </draw:frame>
        <draw:custom-shape draw:style-name="gr10" draw:text-style-name="P2" draw:layer="layout" svg:width="6.75cm" svg:height="7.25cm" svg:x="12cm" svg:y="1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fo:font-size="12pt" fo:language="fr" fo:country="FR" style:font-size-asian="12pt" style:language-asian="zh" style:country-asian="CN" style:font-size-complex="12pt" style:language-complex="hi" style:country-complex="IN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3T11:10:38.519000000</dc:date>
    <meta:editing-duration>PT4H5M57S</meta:editing-duration>
    <meta:editing-cycles>6</meta:editing-cycles>
    <meta:generator>LibreOffice/7.1.4.2$Windows_X86_64 LibreOffice_project/a529a4fab45b75fefc5b6226684193eb000654f6</meta:generator>
    <meta:document-statistic meta:object-count="10"/>
  </office:meta>
</office:document-meta>
</file>